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7fe2" officeooo:paragraph-rsid="00117fe2"/>
    </style:style>
    <style:style style:name="P2" style:family="paragraph" style:parent-style-name="Standard">
      <style:text-properties officeooo:rsid="0016967d" officeooo:paragraph-rsid="0016967d"/>
    </style:style>
    <style:style style:name="P3" style:family="paragraph" style:parent-style-name="Standard">
      <style:text-properties officeooo:rsid="0017a230" officeooo:paragraph-rsid="0017a230"/>
    </style:style>
    <style:style style:name="P4" style:family="paragraph" style:parent-style-name="Standard">
      <style:text-properties officeooo:rsid="0017ea6f" officeooo:paragraph-rsid="0017ea6f"/>
    </style:style>
    <style:style style:name="T1" style:family="text">
      <style:text-properties officeooo:rsid="0018cc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Welcome to Section 3 of mastering the c++ standard template library, In this section we will be covering iterators. </text:p>
      <text:p text:style-name="P1"/>
      <text:p text:style-name="P1">So what are iterators? An iterator is any object that, pointing to some element in a range of elements, has the ability to iterate though the elements of that range using a set of operators. Another way to think <text:s/>about iterators is as a generalization of the concept of a pointer. In this small example, the elementPointer is a random access iterator that allows you to move back and forth through the someElements array</text:p>
      <text:p text:style-name="P1"/>
      <text:p text:style-name="P1">Iterators are broken up into categories, they are Input, Output, Forward, Bi-directional, Random-access, and, since C++17 Contingious. Contingious is special however, as it is not defined by its tag, but rather its behavior. Each type of iterator makes its features known via its iterator_traits. </text:p>
      <text:p text:style-name="P1"/>
      <text:p text:style-name="P1">Since iterators can be any object that fulfills the iterator contract, we must know what makes up the base iterator contract. An object is an iterator if the following criteria are met. First it must be …. &lt;use slide&gt; </text:p>
      <text:p text:style-name="P1"/>
      <text:p text:style-name="P1">So why are iterators important? All algorithms in the C++ STL operator on iterators, as they allow you to access and step through sequences of data in a collection agnostic way. Iterators can also be used to create sequence generators. As we go through this section we will cover each type of iterator and what it can do. This will get us ready for section 4, where we dive into algorithms. </text:p>
      <text:p text:style-name="P1"/>
      <text:p text:style-name="P2">So if there are different types of iterators, how do the STL algorithms know what they are working with? The answer is the iterator_traits class defined in the iterator header. As I stated before all iterators have traits that must be defined in order to use with the STL. They are the … &lt;use slide&gt;</text:p>
      <text:p text:style-name="P2"/>
      <text:p text:style-name="P3">Although the focus of these videos covers up to C++17, since that is what is standardized, C++20 will make some interesting changes to iterators. Most of them should not affect your development at all, but its always cool to see whats ahead. In C++20, iterators are referred to as Legacy Iterators, I am not sure if they will actually change the names of the classes or not. Also they will be re-defining some of what makes up the different iterators using the newly introduced “concepts” idiom. However since we are at least 2 years from standardization, and possibly another 2+ years away from full adoption, it is safe to ignore these possible changes for the time being and concentrate on what works with C++17. </text:p>
      <text:p text:style-name="P3"/>
      <text:p text:style-name="P4">Lets conclude with section with a code example looking at how to access iterator_traits. </text:p>
      <text:p text:style-name="P4"/>
      <text:p text:style-name="P4">&lt;code example&gt;</text:p>
      <text:p text:style-name="P4"/>
      <text:p text:style-name="P4">In the next section we will be talking about out first class of iterator, input iterat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1:12:30.200827481</meta:creation-date>
    <dc:date>2019-02-09T14:19:30.195830518</dc:date>
    <meta:editing-duration>PT30M34S</meta:editing-duration>
    <meta:editing-cycles>4</meta:editing-cycles>
    <meta:generator>LibreOffice/6.0.7.3$Linux_X86_64 LibreOffice_project/00m0$Build-3</meta:generator>
    <meta:document-statistic meta:table-count="0" meta:image-count="0" meta:object-count="0" meta:page-count="1" meta:paragraph-count="10" meta:word-count="459" meta:character-count="2658" meta:non-whitespace-character-count="2201"/>
  </office:meta>
</office:document-meta>
</file>